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text-properties officeooo:rsid="010cd037" officeooo:paragraph-rsid="010cd037"/>
    </style:style>
    <style:style style:name="P2" style:family="paragraph" style:parent-style-name="Standard">
      <style:paragraph-properties fo:line-height="115%"/>
      <style:text-properties fo:font-weight="bold" officeooo:paragraph-rsid="00227539" style:font-weight-asian="bold" style:font-weight-complex="bold"/>
    </style:style>
    <style:style style:name="P3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fo:font-weight="bold" officeooo:paragraph-rsid="00489850" style:font-weight-asian="bold"/>
    </style:style>
    <style:style style:name="P5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6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orphans="0" fo:widows="0"/>
    </style:style>
    <style:style style:name="P9" style:family="paragraph" style:parent-style-name="Standard">
      <style:paragraph-properties fo:line-height="115%" fo:orphans="0" fo:widows="0" style:snap-to-layout-grid="false"/>
    </style:style>
    <style:style style:name="P10" style:family="paragraph" style:parent-style-name="Standard">
      <style:paragraph-properties fo:line-height="115%" fo:text-align="end" style:justify-single-word="false" fo:orphans="0" fo:widows="0"/>
    </style:style>
    <style:style style:name="P11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</style:style>
    <style:style style:name="P12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21c7e5"/>
    </style:style>
    <style:style style:name="P13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21de58"/>
    </style:style>
    <style:style style:name="P14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4f82be"/>
    </style:style>
    <style:style style:name="P15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f71d32"/>
    </style:style>
    <style:style style:name="P16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2c41e2"/>
    </style:style>
    <style:style style:name="P17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4729b8"/>
    </style:style>
    <style:style style:name="P18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489850"/>
    </style:style>
    <style:style style:name="P19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4e804f"/>
    </style:style>
    <style:style style:name="P20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4f07bb"/>
    </style:style>
    <style:style style:name="P21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12fe5dd"/>
    </style:style>
    <style:style style:name="P22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paragraph-rsid="00aff58f"/>
    </style:style>
    <style:style style:name="P23" style:family="paragraph" style:parent-style-name="Standard">
      <style:paragraph-properties fo:line-height="115%"/>
      <style:text-properties officeooo:paragraph-rsid="001798c0"/>
    </style:style>
    <style:style style:name="P24" style:family="paragraph" style:parent-style-name="Standard">
      <style:paragraph-properties fo:line-height="115%"/>
      <style:text-properties officeooo:paragraph-rsid="00227539"/>
    </style:style>
    <style:style style:name="P25" style:family="paragraph" style:parent-style-name="Standard">
      <style:paragraph-properties fo:line-height="115%"/>
      <style:text-properties officeooo:paragraph-rsid="0014815e"/>
    </style:style>
    <style:style style:name="P26" style:family="paragraph" style:parent-style-name="Standard">
      <style:paragraph-properties fo:line-height="115%"/>
      <style:text-properties officeooo:paragraph-rsid="00161812"/>
    </style:style>
    <style:style style:name="P27" style:family="paragraph" style:parent-style-name="Standard">
      <style:paragraph-properties fo:line-height="115%"/>
      <style:text-properties officeooo:paragraph-rsid="01075645"/>
    </style:style>
    <style:style style:name="P28" style:family="paragraph" style:parent-style-name="Standard">
      <style:paragraph-properties fo:line-height="115%"/>
      <style:text-properties officeooo:paragraph-rsid="0119f826"/>
    </style:style>
    <style:style style:name="P29" style:family="paragraph" style:parent-style-name="Standard">
      <style:paragraph-properties fo:line-height="115%">
        <style:tab-stops>
          <style:tab-stop style:position="6in" style:type="right"/>
        </style:tab-stops>
      </style:paragraph-properties>
      <style:text-properties officeooo:rsid="002439e2" officeooo:paragraph-rsid="012fe5dd"/>
    </style:style>
    <style:style style:name="P30" style:family="paragraph" style:parent-style-name="Standard">
      <style:paragraph-properties fo:margin-left="0.5in" fo:margin-right="0in" fo:line-height="115%" fo:text-indent="0in" style:auto-text-indent="false"/>
    </style:style>
    <style:style style:name="P31" style:family="paragraph" style:parent-style-name="Standard" style:master-page-name="">
      <loext:graphic-properties draw:fill="none"/>
      <style:paragraph-properties fo:margin-left="0in" fo:margin-right="-0.0618in" fo:line-height="115%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 loext:hyphenation-no-caps="false"/>
    </style:style>
    <style:style style:name="P32" style:family="paragraph" style:parent-style-name="Name" style:master-page-name="Standard">
      <style:paragraph-properties fo:line-height="115%" style:page-number="auto"/>
    </style:style>
    <style:style style:name="P33" style:family="paragraph" style:parent-style-name="Heading_20_1">
      <style:paragraph-properties fo:line-height="115%"/>
      <style:text-properties officeooo:paragraph-rsid="001798c0"/>
    </style:style>
    <style:style style:name="P34" style:family="paragraph" style:parent-style-name="Heading_20_1">
      <style:paragraph-properties fo:line-height="115%"/>
      <style:text-properties officeooo:rsid="002439e2"/>
    </style:style>
    <style:style style:name="P35" style:family="paragraph" style:parent-style-name="Heading_20_1">
      <style:paragraph-properties fo:line-height="115%"/>
      <style:text-properties officeooo:rsid="0014815e" officeooo:paragraph-rsid="0014815e"/>
    </style:style>
    <style:style style:name="P36" style:family="paragraph" style:parent-style-name="Heading_20_1">
      <style:paragraph-properties fo:line-height="115%"/>
      <style:text-properties officeooo:rsid="00489850" officeooo:paragraph-rsid="00489850"/>
    </style:style>
    <style:style style:name="P37" style:family="paragraph" style:parent-style-name="Heading_20_1">
      <style:paragraph-properties fo:line-height="115%"/>
      <style:text-properties officeooo:rsid="004f0fcb" officeooo:paragraph-rsid="004f0fcb"/>
    </style:style>
    <style:style style:name="P38" style:family="paragraph" style:parent-style-name="Standard" style:list-style-name="WW8Num2">
      <style:paragraph-properties fo:line-height="115%"/>
      <style:text-properties officeooo:rsid="012db98a" officeooo:paragraph-rsid="012db98a"/>
    </style:style>
    <style:style style:name="P39" style:family="paragraph" style:parent-style-name="Standard" style:list-style-name="WW8Num2">
      <style:paragraph-properties fo:line-height="115%"/>
      <style:text-properties officeooo:paragraph-rsid="0128389d"/>
    </style:style>
    <style:style style:name="P40" style:family="paragraph" style:parent-style-name="Standard" style:list-style-name="WW8Num2">
      <style:paragraph-properties fo:line-height="115%"/>
      <style:text-properties officeooo:paragraph-rsid="01197694"/>
    </style:style>
    <style:style style:name="P41" style:family="paragraph" style:parent-style-name="Standard" style:list-style-name="WW8Num2">
      <style:paragraph-properties fo:line-height="115%">
        <style:tab-stops>
          <style:tab-stop style:position="6in" style:type="right"/>
        </style:tab-stops>
      </style:paragraph-properties>
      <style:text-properties officeooo:paragraph-rsid="004f82be"/>
    </style:style>
    <style:style style:name="P42" style:family="paragraph" style:parent-style-name="Standard" style:list-style-name="WW8Num2">
      <style:paragraph-properties fo:line-height="115%">
        <style:tab-stops>
          <style:tab-stop style:position="6in" style:type="right"/>
        </style:tab-stops>
      </style:paragraph-properties>
      <style:text-properties officeooo:paragraph-rsid="00aff58f"/>
    </style:style>
    <style:style style:name="P43" style:family="paragraph" style:parent-style-name="Standard" style:list-style-name="WW8Num2">
      <style:paragraph-properties fo:line-height="115%"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44" style:family="paragraph" style:parent-style-name="Standard" style:list-style-name="WW8Num2">
      <style:paragraph-properties fo:line-height="115%">
        <style:tab-stops>
          <style:tab-stop style:position="6in" style:type="right"/>
        </style:tab-stops>
      </style:paragraph-properties>
      <style:text-properties officeooo:rsid="00f86494" officeooo:paragraph-rsid="00f8649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8cb" style:font-weight-asian="bold"/>
    </style:style>
    <style:style style:name="T4" style:family="text">
      <style:text-properties fo:font-weight="bold" officeooo:rsid="00489850" style:font-weight-asian="bold"/>
    </style:style>
    <style:style style:name="T5" style:family="text">
      <style:text-properties fo:font-weight="bold" officeooo:rsid="00a327ce" style:font-weight-asian="bold"/>
    </style:style>
    <style:style style:name="T6" style:family="text">
      <style:text-properties fo:font-weight="bold" officeooo:rsid="00fd92f6" style:font-weight-asian="bold"/>
    </style:style>
    <style:style style:name="T7" style:family="text">
      <style:text-properties fo:font-weight="bold" officeooo:rsid="0101fdd9" style:font-weight-asian="bold"/>
    </style:style>
    <style:style style:name="T8" style:family="text">
      <style:text-properties fo:font-weight="bold" officeooo:rsid="0149fe19" style:font-weight-asian="bold"/>
    </style:style>
    <style:style style:name="T9" style:family="text">
      <style:text-properties officeooo:rsid="001d48cb"/>
    </style:style>
    <style:style style:name="T10" style:family="text">
      <style:text-properties officeooo:rsid="001ef442"/>
    </style:style>
    <style:style style:name="T11" style:family="text">
      <style:text-properties officeooo:rsid="0020c849"/>
    </style:style>
    <style:style style:name="T12" style:family="text">
      <style:text-properties officeooo:rsid="002439e2"/>
    </style:style>
    <style:style style:name="T13" style:family="text">
      <style:text-properties officeooo:rsid="0027d7c4"/>
    </style:style>
    <style:style style:name="T14" style:family="text">
      <style:text-properties officeooo:rsid="00284783"/>
    </style:style>
    <style:style style:name="T15" style:family="text">
      <style:text-properties officeooo:rsid="0028b56e"/>
    </style:style>
    <style:style style:name="T16" style:family="text">
      <style:text-properties officeooo:rsid="002a885f"/>
    </style:style>
    <style:style style:name="T17" style:family="text">
      <style:text-properties officeooo:rsid="004f82be"/>
    </style:style>
    <style:style style:name="T18" style:family="text">
      <style:text-properties officeooo:rsid="005ef6a1"/>
    </style:style>
    <style:style style:name="T19" style:family="text">
      <style:text-properties officeooo:rsid="0061612d"/>
    </style:style>
    <style:style style:name="T20" style:family="text">
      <style:text-properties officeooo:rsid="00652c8e"/>
    </style:style>
    <style:style style:name="T21" style:family="text">
      <style:text-properties officeooo:rsid="006a7ed9"/>
    </style:style>
    <style:style style:name="T22" style:family="text">
      <style:text-properties officeooo:rsid="006ab38d"/>
    </style:style>
    <style:style style:name="T23" style:family="text">
      <style:text-properties officeooo:rsid="0089ab49"/>
    </style:style>
    <style:style style:name="T24" style:family="text">
      <style:text-properties officeooo:rsid="00a3f33f"/>
    </style:style>
    <style:style style:name="T25" style:family="text">
      <style:text-properties officeooo:rsid="00a82fec"/>
    </style:style>
    <style:style style:name="T26" style:family="text">
      <style:text-properties officeooo:rsid="00abea9d"/>
    </style:style>
    <style:style style:name="T27" style:family="text">
      <style:text-properties officeooo:rsid="00c6fbca"/>
    </style:style>
    <style:style style:name="T28" style:family="text">
      <style:text-properties officeooo:rsid="00c7cdf4"/>
    </style:style>
    <style:style style:name="T29" style:family="text">
      <style:text-properties officeooo:rsid="00c927e6"/>
    </style:style>
    <style:style style:name="T30" style:family="text">
      <style:text-properties officeooo:rsid="00cbe5f1"/>
    </style:style>
    <style:style style:name="T31" style:family="text">
      <style:text-properties officeooo:rsid="00ce4c8d"/>
    </style:style>
    <style:style style:name="T32" style:family="text">
      <style:text-properties officeooo:rsid="00d3bcb4"/>
    </style:style>
    <style:style style:name="T33" style:family="text">
      <style:text-properties officeooo:rsid="00d6f78a"/>
    </style:style>
    <style:style style:name="T34" style:family="text">
      <style:text-properties officeooo:rsid="00d9fcbc"/>
    </style:style>
    <style:style style:name="T35" style:family="text">
      <style:text-properties officeooo:rsid="00dd894d"/>
    </style:style>
    <style:style style:name="T36" style:family="text">
      <style:text-properties officeooo:rsid="00e51c79"/>
    </style:style>
    <style:style style:name="T37" style:family="text">
      <style:text-properties officeooo:rsid="00eb7e2c"/>
    </style:style>
    <style:style style:name="T38" style:family="text">
      <style:text-properties officeooo:rsid="00f1b0fd"/>
    </style:style>
    <style:style style:name="T39" style:family="text">
      <style:text-properties officeooo:rsid="00f3a07c"/>
    </style:style>
    <style:style style:name="T40" style:family="text">
      <style:text-properties officeooo:rsid="00f895c4"/>
    </style:style>
    <style:style style:name="T41" style:family="text">
      <style:text-properties officeooo:rsid="00faba3c"/>
    </style:style>
    <style:style style:name="T42" style:family="text">
      <style:text-properties officeooo:rsid="0105d99f"/>
    </style:style>
    <style:style style:name="T43" style:family="text">
      <style:text-properties officeooo:rsid="010e7b10"/>
    </style:style>
    <style:style style:name="T44" style:family="text">
      <style:text-properties officeooo:rsid="01142e12"/>
    </style:style>
    <style:style style:name="T45" style:family="text">
      <style:text-properties officeooo:rsid="011cdd39"/>
    </style:style>
    <style:style style:name="T46" style:family="text">
      <style:text-properties officeooo:rsid="012dfd40"/>
    </style:style>
    <style:style style:name="T47" style:family="text">
      <style:text-properties officeooo:rsid="01325e4c"/>
    </style:style>
    <style:style style:name="T48" style:family="text">
      <style:text-properties officeooo:rsid="01492300"/>
    </style:style>
    <style:style style:name="T49" style:family="text">
      <style:text-properties officeooo:rsid="0151450d"/>
    </style:style>
    <style:style style:name="T50" style:family="text">
      <style:text-properties officeooo:rsid="015bf19c"/>
    </style:style>
    <style:style style:name="T51" style:family="text">
      <style:text-properties officeooo:rsid="015ffc88"/>
    </style:style>
    <style:style style:name="T52" style:family="text">
      <style:text-properties officeooo:rsid="016107e7"/>
    </style:style>
    <style:style style:name="T53" style:family="text">
      <style:text-properties officeooo:rsid="0164cb2d"/>
    </style:style>
    <style:style style:name="T54" style:family="text">
      <style:text-properties officeooo:rsid="01665b08"/>
    </style:style>
    <style:style style:name="T55" style:family="text">
      <style:text-properties officeooo:rsid="011e6877"/>
    </style:style>
    <style:style style:name="T56" style:family="text">
      <style:text-properties style:use-window-font-color="true" loext:opacity="0%" style:font-name="Arial" fo:font-size="10pt" fo:language="en" fo:country="US" officeooo:rsid="01665b08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0pt" fo:language="en" fo:country="US" officeooo:rsid="0167bd2b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0pt" fo:language="en" fo:country="US" officeooo:rsid="016f607b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officeooo:rsid="0167bd2b"/>
    </style:style>
    <style:style style:name="T60" style:family="text">
      <style:text-properties officeooo:rsid="016aab8e"/>
    </style:style>
    <style:style style:name="T61" style:family="text">
      <style:text-properties officeooo:rsid="016b937b"/>
    </style:style>
    <style:style style:name="T62" style:family="text">
      <style:text-properties officeooo:rsid="016c3fbd"/>
    </style:style>
    <style:style style:name="T63" style:family="text">
      <style:text-properties officeooo:rsid="016deb7b"/>
    </style:style>
    <style:style style:name="T64" style:family="text">
      <style:text-properties officeooo:rsid="016f607b"/>
    </style:style>
    <style:style style:name="T65" style:family="text">
      <style:text-properties officeooo:rsid="00a9db91"/>
    </style:style>
    <style:style style:name="T66" style:family="text">
      <style:text-properties officeooo:rsid="016fd5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https://www-users.cs.umn.edu/~yanxx297/</text:p>
            <text:p text:style-name="P8">https://github.com/yanxx297</text:p>
          </table:table-cell>
          <table:table-cell table:style-name="Table1.A1" office:value-type="string">
            <text:p text:style-name="P10">Email: yanxx297@umn.edu</text:p>
            <text:p text:style-name="P10">Mobile<text:span text:style-name="T49">:</text:span> <text:s/>+1-651-235-4138</text:p>
          </table:table-cell>
        </table:table-row>
      </table:table>
      <text:p text:style-name="P7"/>
      <text:h text:style-name="P33" text:outline-level="1">Education</text:h>
      <text:p text:style-name="P12"><text:span text:style-name="T1"><text:tab/></text:span><text:tab/></text:p>
      <text:p text:style-name="P13"><text:span text:style-name="T3">University of Minnesota, Twin Cities</text:span><text:span text:style-name="T9"><text:tab/>Minneapolis, MN</text:span></text:p>
      <text:p text:style-name="P7">Ph.D. in Computer Science, <text:span text:style-name="T19">GPA 3.60</text:span><text:tab/><text:span text:style-name="T42">Sep. 2014 – May 2021 (anticipated)</text:span></text:p>
      <text:p text:style-name="P5">Master of Science in Computer Science, <text:span text:style-name="T19">GPA 3.625</text:span><text:tab/>Sep. 2012 – May 2014</text:p>
      <text:p text:style-name="P6"/>
      <text:p text:style-name="P5"><text:span text:style-name="T1">Shandong University of Science and Technology</text:span><text:tab/><text:span text:style-name="T10">Qingdao, China</text:span></text:p>
      <text:p text:style-name="P5">Bachelor of Engineering in Computer Scienc<text:span text:style-name="T11">e, GPA 3.65<text:tab/>Sep. 2008 – July 2012</text:span></text:p>
      <text:p text:style-name="P23"/>
      <text:h text:style-name="P33" text:outline-level="1">Skills</text:h>
      <text:p text:style-name="P2"/>
      <text:p text:style-name="P24"><text:span text:style-name="T2">Programming Languages</text:span>: <text:s/>C/C++, Python, OCaml, Java, X86 assembly</text:p>
      <text:p text:style-name="P24"><text:span text:style-name="T2">Systems &amp; Tools</text:span>: <text:s/>FuzzBALL<text:span text:style-name="T24">, S2E, Intel </text:span>Xed, DWARF, <text:span text:style-name="T35">VEX</text:span>, <text:span text:style-name="T41">Git, QEMU</text:span></text:p>
      <text:p text:style-name="P7"/>
      <text:h text:style-name="P34" text:outline-level="1">Research projects</text:h>
      <text:p text:style-name="P7"/>
      <text:p text:style-name="P21"><text:span text:style-name="T7">Linux </text:span><text:span text:style-name="T6">Kernel </text:span><text:span text:style-name="T5">V</text:span><text:span text:style-name="T1">ulnerability Veri</text:span><text:span text:style-name="T5">fication</text:span><text:span text:style-name="T1"> by </text:span><text:span text:style-name="T7">S</text:span><text:span text:style-name="T1">ymbolic </text:span><text:span text:style-name="T7">E</text:span><text:span text:style-name="T1">xecution</text:span><text:tab/>20<text:span text:style-name="T14">18</text:span> – <text:span text:style-name="T12">present</text:span></text:p>
      <text:p text:style-name="P29">Build a hybrid verification system with Syzkaller and symbolic execution <text:span text:style-name="T53">tool</text:span>.</text:p>
      <text:list xml:id="list3266930297" text:style-name="WW8Num2">
        <text:list-item>
          <text:p text:style-name="P38">Explored Linux kernel with symbolic execution tools (S2E and FuzzBALL.)</text:p>
        </text:list-item>
        <text:list-item>
          <text:p text:style-name="P38"><text:span text:style-name="T60">Implement new features (trac</text:span><text:span text:style-name="T66">ing</text:span><text:span text:style-name="T60">, </text:span><text:span text:style-name="T61">constraint</text:span><text:span text:style-name="T62">s</text:span><text:span text:style-name="T61"> optimization</text:span><text:span text:style-name="T60">) </text:span><text:span text:style-name="T63">for </text:span><text:span text:style-name="T60">S2E</text:span></text:p>
        </text:list-item>
      </text:list>
      <text:p text:style-name="P3"/>
      <text:p text:style-name="P11"><text:span text:style-name="T1">Loop Summarization for Symbolic Execution</text:span><text:tab/><text:span text:style-name="T13">2014 – 2015</text:span>, <text:span text:style-name="T13">2018 – present</text:span></text:p>
      <text:p text:style-name="P27"><text:span text:style-name="T43">Implemented new features in FuzzBALL (symbolic execution tool based on Valgrind front end) to replace loops with polynomials whenever feasible. </text:span>3000 <text:span text:style-name="T22">lines of OCaml code</text:span>.</text:p>
      <text:p text:style-name="P30"/>
      <text:p text:style-name="P31"><text:span text:style-name="T1">Fast &amp; Automatic Emulator Testing System</text:span><text:tab/>20<text:span text:style-name="T16">15 – </text:span>20<text:span text:style-name="T16">18</text:span></text:p>
      <text:p text:style-name="P28"><text:span text:style-name="T45">Improved the performance of an automated</text:span> <text:span text:style-name="T52">CPU emulator testing system.</text:span></text:p>
      <text:list xml:id="list212719502135933" text:continue-numbering="true" text:style-name="WW8Num2">
        <text:list-item>
          <text:p text:style-name="P40"><text:span text:style-name="T55">Modified the x86 assembly test generator to create test aggregation</text:span><text:span text:style-name="T51">s </text:span><text:span text:style-name="T57">(</text:span><text:span text:style-name="T55">multiple tests </text:span><text:span text:style-name="T56">and </text:span><text:span text:style-name="T55">code to save outputs and reset state </text:span><text:span text:style-name="T54">for all tests</text:span><text:span text:style-name="T55">.</text:span><text:span text:style-name="T59">)</text:span><text:span text:style-name="T55"> 3000 lines of Python code. Decode tested instructions by </text:span><text:span text:style-name="T50">Intel </text:span><text:span text:style-name="T55">Xed.</text:span></text:p>
        </text:list-item>
        <text:list-item>
          <text:p text:style-name="P39">Test<text:span text:style-name="T39">ed</text:span> 39,685 historical versions of QEMU<text:span text:style-name="T38">, 200 times faster. </text:span></text:p>
        </text:list-item>
      </text:list>
      <text:p text:style-name="P7"/>
      <text:p text:style-name="P22"><text:span text:style-name="T1">Binary Level Type Inference </text:span><text:span text:style-name="T8">by Static Analysis</text:span><text:tab/>20<text:span text:style-name="T16">13</text:span> – 20<text:span text:style-name="T16">14</text:span></text:p>
      <text:p text:style-name="P15">Buil<text:span text:style-name="T18">t</text:span> a static signedness inference system <text:span text:style-name="T26">that</text:span> <text:span text:style-name="T25">achieves 96% true positive rate on GNU core utilities. </text:span></text:p>
      <text:list xml:id="list212718621212177" text:continue-numbering="true" text:style-name="WW8Num2">
        <text:list-item>
          <text:p text:style-name="P43">Translated binaries to data flow graphs in static single assignment form, and divide it to signed and unsigned parts based on data flow and heuristics. </text:p>
        </text:list-item>
        <text:list-item>
          <text:p text:style-name="P42"><text:span text:style-name="T65">Built with </text:span><text:span text:style-name="T58">Valgrind front end </text:span><text:span text:style-name="T65">and libdwarf. 10,000 lines of C/C++ code. </text:span></text:p>
        </text:list-item>
      </text:list>
      <text:p text:style-name="P16"/>
      <text:h text:style-name="P35" text:outline-level="1">Publication</text:h>
      <text:p text:style-name="P25"/>
      <text:p text:style-name="P25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26"/>
      <text:p text:style-name="P26"><text:soft-page-break/><text:span text:style-name="T2">Qiuchen Yan</text:span>, Stephen McCamant, “Conservative Signed/Unsigned Type Inference for Binaries using Minimum Cut,” Technical report</text:p>
      <text:p text:style-name="P17"/>
      <text:h text:style-name="P36" text:outline-level="1"><text:span text:style-name="T20">Course</text:span> projects</text:h>
      <text:p text:style-name="P4"/>
      <text:p text:style-name="P18"><text:span text:style-name="T4">Reproduce the Lucky Thirteen attack</text:span><text:tab/><text:span text:style-name="T15">2014</text:span></text:p>
      <text:p text:style-name="P18">Implement<text:span text:style-name="T21">ed</text:span> a timing side channel attack to the TLS protocol. <text:span text:style-name="T32">C, Shell script, POSIX.</text:span> </text:p>
      <text:p text:style-name="P18"/>
      <text:p text:style-name="P19"><text:span text:style-name="T4">Sybil attack study</text:span><text:tab/><text:span text:style-name="T15">2014</text:span></text:p>
      <text:p text:style-name="P19">Surve<text:span text:style-name="T34">yed</text:span> about the Sybil attack in online social network and its state-of-art <text:span text:style-name="T27">defense</text:span> approach<text:span text:style-name="T27">es, </text:span>and collected data from real world <text:span text:style-name="T30">Sybil</text:span> communities in <text:span text:style-name="T28">S</text:span>ina <text:span text:style-name="T29">W</text:span>eibo. <text:span text:style-name="T36">Weibo API for C/C++.</text:span></text:p>
      <text:p text:style-name="P19"/>
      <text:p text:style-name="P20"><text:span text:style-name="T4">Encrypted address book for Android</text:span><text:tab/><text:span text:style-name="T15">2012</text:span></text:p>
      <text:p text:style-name="P20">Design<text:span text:style-name="T31">ed</text:span> and implement<text:span text:style-name="T31">ed</text:span> an Android address book app that can send encrypted contact info via text message. <text:span text:style-name="T33">Java(back-end), XML(front-end.)</text:span> <text:s/></text:p>
      <text:p text:style-name="P20"/>
      <text:h text:style-name="P37" text:outline-level="1">Service</text:h>
      <text:p text:style-name="P14"/>
      <text:list xml:id="list212717853973720" text:continue-numbering="true" text:style-name="WW8Num2">
        <text:list-item>
          <text:p text:style-name="P41">Present<text:span text:style-name="T23">ed</text:span> my work on The 14th ACM SIGPLAN/SIGOPS International Conference on Virtual Execution Environments (VEE’18<text:span text:style-name="T17">)</text:span></text:p>
        </text:list-item>
        <text:list-item>
          <text:p text:style-name="P41"><text:span text:style-name="T37">G</text:span>uest lectures on security related courses at the University of Minnesota.</text:p>
        </text:list-item>
        <text:list-item>
          <text:p text:style-name="P44">Co-advise<text:span text:style-name="T40">d</text:span> a<text:span text:style-name="T44">n</text:span> undergraduate student on a relevant projec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>
        <style:tab-stops>
          <style:tab-stop style:position="6in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2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0cd037" officeooo:paragraph-rsid="010cd037"/>
    </style:style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20-09-17T21:27:17.505000000</dc:date>
    <meta:editing-cycles>302</meta:editing-cycles>
    <meta:editing-duration>P2DT1H55M24S</meta:editing-duration>
    <meta:generator>LibreOffice/7.0.0.3$Windows_X86_64 LibreOffice_project/8061b3e9204bef6b321a21033174034a5e2ea88e</meta:generator>
    <meta:document-statistic meta:table-count="1" meta:image-count="0" meta:object-count="0" meta:page-count="2" meta:paragraph-count="44" meta:word-count="441" meta:character-count="3062" meta:non-whitespace-character-count="2653"/>
    <meta:user-defined meta:name="Copyright">(c) 2010 Vertex42 LLC</meta:user-defined>
  </office:meta>
</office:document-meta>
</file>